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96cm"/>
    </style:style>
    <style:style style:name="co2" style:family="table-column">
      <style:table-column-properties fo:break-before="auto" style:column-width="3.385cm"/>
    </style:style>
    <style:style style:name="co3" style:family="table-column">
      <style:table-column-properties fo:break-before="auto" style:column-width="9.015cm"/>
    </style:style>
    <style:style style:name="co4" style:family="table-column">
      <style:table-column-properties fo:break-before="auto" style:column-width="2.258cm"/>
    </style:style>
    <style:style style:name="co5" style:family="table-column">
      <style:table-column-properties fo:break-before="auto" style:column-width="7.518cm"/>
    </style:style>
    <style:style style:name="co6" style:family="table-column">
      <style:table-column-properties fo:break-before="auto" style:column-width="11.395cm"/>
    </style:style>
    <style:style style:name="co7" style:family="table-column">
      <style:table-column-properties fo:break-before="auto" style:column-width="20.02cm"/>
    </style:style>
    <style:style style:name="co8" style:family="table-column">
      <style:table-column-properties fo:break-before="auto" style:column-width="35.147cm"/>
    </style:style>
    <style:style style:name="co9" style:family="table-column">
      <style:table-column-properties fo:break-before="auto" style:column-width="36.745cm"/>
    </style:style>
    <style:style style:name="ro1" style:family="table-row">
      <style:table-row-properties style:row-height="0.452cm" fo:break-before="auto" style:use-optimal-row-height="true"/>
    </style:style>
    <style:style style:name="ro2" style:family="table-row">
      <style:table-row-properties style:row-height="1.446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027cm" fo:break-before="auto" style:use-optimal-row-height="true"/>
    </style:style>
    <style:style style:name="ta1" style:family="table" style:master-page-name="Default">
      <style:table-properties table:display="true" style:writing-mode="lr-tb" table:tab-color="#ffbf00"/>
    </style:style>
    <style:style style:name="ta2" style:family="table" style:master-page-name="Default">
      <style:table-properties table:display="true" style:writing-mode="lr-tb" table:tab-color="#2a6099"/>
    </style:style>
    <style:style style:name="ta3" style:family="table" style:master-page-name="Default">
      <style:table-properties table:display="true" style:writing-mode="lr-tb" table:tab-color="#00a933"/>
    </style:style>
    <style:style style:name="ta4" style:family="table" style:master-page-name="Default">
      <style:table-properties table:display="true" style:writing-mode="lr-tb" table:tab-color="#bf0041"/>
    </style:style>
    <style:style style:name="ta5" style:family="table" style:master-page-name="Default">
      <style:table-properties table:display="fals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fo:wrap-option="wrap" style:vertical-align="middle"/>
      <style:paragraph-properties fo:text-align="center"/>
    </style:style>
    <style:style style:name="ce4" style:family="table-cell" style:parent-style-name="Default">
      <style:table-cell-properties fo:wrap-option="wrap" style:vertical-align="middle"/>
    </style:style>
    <style:style style:name="ce5" style:family="table-cell" style:parent-style-name="Default">
      <style:table-cell-properties fo:wrap-option="wrap"/>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style style:name="ce13" style:family="table-cell" style:parent-style-name="Default"/>
    <style:style style:name="ce14" style:family="table-cell" style:parent-style-name="Default"/>
  </office:automatic-styles>
  <office:body>
    <office:spreadsheet>
      <table:calculation-settings table:automatic-find-labels="false" table:use-regular-expressions="false" table:use-wildcards="true"/>
      <table:table table:name="Activities"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Default"/>
        <table:table-row table:style-name="ro1">
          <table:table-cell office:value-type="string" calcext:value-type="string">
            <text:p>Topic</text:p>
          </table:table-cell>
          <table:table-cell office:value-type="string" calcext:value-type="string">
            <text:p>Task</text:p>
          </table:table-cell>
          <table:table-cell office:value-type="string" calcext:value-type="string">
            <text:p>Task Type</text:p>
          </table:table-cell>
          <table:table-cell office:value-type="string" calcext:value-type="string">
            <text:p>Description</text:p>
          </table:table-cell>
          <table:table-cell office:value-type="string" calcext:value-type="string">
            <text:p>KSB</text:p>
          </table:table-cell>
          <table:table-cell table:style-name="Default" office:value-type="string" calcext:value-type="string">
            <text:p>Definition</text:p>
          </table:table-cell>
          <table:table-cell office:value-type="string" calcext:value-type="string">
            <text:p>Explanation</text:p>
          </table:table-cell>
        </table:table-row>
        <table:table-row table:style-name="ro2">
          <table:table-cell table:style-name="ce1" office:value-type="float" office:value="1.1" calcext:value-type="float" table:number-columns-spanned="1" table:number-rows-spanned="2">
            <text:p>1.1</text:p>
          </table:table-cell>
          <table:table-cell table:style-name="ce1" office:value-type="string" calcext:value-type="string" table:number-columns-spanned="1" table:number-rows-spanned="2">
            <text:p>Apply Task 1</text:p>
          </table:table-cell>
          <table:table-cell table:style-name="ce1" office:value-type="string" calcext:value-type="string" table:number-columns-spanned="1" table:number-rows-spanned="2">
            <text:p>Off The Job Learning</text:p>
          </table:table-cell>
          <table:table-cell table:style-name="ce3" office:value-type="string" calcext:value-type="string" table:number-columns-spanned="1" table:number-rows-spanned="2">
            <text:p>Registering for github, setting up a repository and creating a learning journal</text:p>
          </table:table-cell>
          <table:table-cell office:value-type="string" calcext:value-type="string">
            <text:p>K28</text:p>
          </table:table-cell>
          <table:table-cell table:formula="of:=IFERROR(INDEX([$KSBCombined.B:.B];MATCH([.E2];[$KSBCombined.A:.A];0));&quot;&quot;)" office:value-type="string" office:string-value=" Continuous improvement including how to capture good practice and lessons learned. " calcext:value-type="string">
            <text:p><text:s/>Continuous improvement including how to capture good practice and lessons learned. </text:p>
          </table:table-cell>
          <table:table-cell office:value-type="string" calcext:value-type="string">
            <text:p>Setting up a repository to capture learnings (as in this document itself)</text:p>
          </table:table-cell>
        </table:table-row>
        <table:table-row table:style-name="ro3">
          <table:covered-table-cell table:number-columns-repeated="4"/>
          <table:table-cell office:value-type="string" calcext:value-type="string">
            <text:p>S29</text:p>
          </table:table-cell>
          <table:table-cell table:formula="of:=IFERROR(INDEX([$KSBCombined.B:.B];MATCH([.E3];[$KSBCombined.A:.A];0));&quot;&quot;)" office:value-type="string" office:string-value=" Implement personal strategies to keep up to date with new technology and ways of working. " calcext:value-type="string">
            <text:p><text:s/>Implement personal strategies to keep up to date with new technology and ways of working. </text:p>
          </table:table-cell>
          <table:table-cell office:value-type="string" calcext:value-type="string">
            <text:p>Maintaining repository</text:p>
          </table:table-cell>
        </table:table-row>
        <table:table-row table:style-name="ro4">
          <table:table-cell table:style-name="ce1" office:value-type="float" office:value="1.1" calcext:value-type="float" table:number-columns-spanned="1" table:number-rows-spanned="3">
            <text:p>1.1</text:p>
          </table:table-cell>
          <table:table-cell table:style-name="ce1" office:value-type="string" calcext:value-type="string" table:number-columns-spanned="1" table:number-rows-spanned="3">
            <text:p>Apply Task 2</text:p>
          </table:table-cell>
          <table:table-cell table:style-name="ce1" office:value-type="string" calcext:value-type="string" table:number-columns-spanned="1" table:number-rows-spanned="3">
            <text:p>Off The Job Learning</text:p>
          </table:table-cell>
          <table:table-cell table:style-name="ce1" office:value-type="string" calcext:value-type="string" table:number-columns-spanned="1" table:number-rows-spanned="3">
            <text:p>Consolidating data from three low quality datasets</text:p>
          </table:table-cell>
          <table:table-cell office:value-type="string" calcext:value-type="string">
            <text:p>K4</text:p>
          </table:table-cell>
          <table:table-cell table:formula="of:=IFERROR(INDEX([$KSBCombined.B:.B];MATCH([.E4];[$KSBCombined.A:.A];0));&quot;&quot;)" office:value-type="string" office:string-value=" Frameworks for data quality, covering dimensions such as accuracy, completeness, consistency, timeliness, and accessibility. " calcext:value-type="string">
            <text:p><text:s/>Frameworks for data quality, covering dimensions such as accuracy, completeness, consistency, timeliness, and accessibility. </text:p>
          </table:table-cell>
          <table:table-cell office:value-type="string" calcext:value-type="string">
            <text:p>Self Explanatory</text:p>
          </table:table-cell>
        </table:table-row>
        <table:table-row table:style-name="ro4">
          <table:covered-table-cell table:number-columns-repeated="4"/>
          <table:table-cell office:value-type="string" calcext:value-type="string">
            <text:p>K5</text:p>
          </table:table-cell>
          <table:table-cell table:formula="of:=IFERROR(INDEX([$KSBCombined.B:.B];MATCH([.E5];[$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office:value-type="string" calcext:value-type="string">
            <text:p>Accompanying email querying data inconsistencies</text:p>
          </table:table-cell>
        </table:table-row>
        <table:table-row table:style-name="ro3">
          <table:covered-table-cell table:number-columns-repeated="4"/>
          <table:table-cell office:value-type="string" calcext:value-type="string">
            <text:p>S1</text:p>
          </table:table-cell>
          <table:table-cell table:formula="of:=IFERROR(INDEX([$KSBCombined.B:.B];MATCH([.E6];[$KSBCombined.A:.A];0));&quot;&quot;)" office:value-type="string" office:string-value=" Collate, evaluate and refine user requirements to design the data product. " calcext:value-type="string">
            <text:p><text:s/>Collate, evaluate and refine user requirements to design the data product. </text:p>
          </table:table-cell>
          <table:table-cell office:value-type="string" calcext:value-type="string">
            <text:p>Accompanying email querying data inconsistencies</text:p>
          </table:table-cell>
        </table:table-row>
        <table:table-row table:style-name="ro5">
          <table:table-cell table:style-name="ce2" office:value-type="float" office:value="1.2" calcext:value-type="float" table:number-columns-spanned="1" table:number-rows-spanned="3">
            <text:p>1.2</text:p>
          </table:table-cell>
          <table:table-cell table:style-name="ce1" office:value-type="string" calcext:value-type="string" table:number-columns-spanned="1" table:number-rows-spanned="3">
            <text:p>Apply Task 1</text:p>
          </table:table-cell>
          <table:table-cell table:style-name="ce2" office:value-type="string" calcext:value-type="string" table:number-columns-spanned="1" table:number-rows-spanned="3">
            <text:p>Off The Job Learning</text:p>
          </table:table-cell>
          <table:table-cell table:style-name="ce2" office:value-type="string" calcext:value-type="string" table:number-columns-spanned="1" table:number-rows-spanned="3">
            <text:p>Navigating data repository and analysing metadata</text:p>
          </table:table-cell>
          <table:table-cell office:value-type="string" calcext:value-type="string">
            <text:p>K11</text:p>
          </table:table-cell>
          <table:table-cell table:formula="of:=IFERROR(INDEX([$KSBCombined.B:.B];MATCH([.E7];[$KSBCombined.A:.A];0));&quot;&quot;)" office:value-type="string" office:string-value=" Data and information security standards, ethical practices, policies and procedures relevant to data management activities such as data lineage and metadata management. " calcext:value-type="string">
            <text:p><text:s/>Data and information security standards, ethical practices, policies and procedures relevant to data management activities such as data lineage and metadata management. </text:p>
          </table:table-cell>
          <table:table-cell office:value-type="string" calcext:value-type="string">
            <text:p>Practised investigating data provenance, quality issues and metadata.</text:p>
          </table:table-cell>
        </table:table-row>
        <table:table-row table:style-name="ro6">
          <table:covered-table-cell table:number-columns-repeated="4"/>
          <table:table-cell office:value-type="string" calcext:value-type="string">
            <text:p>K16</text:p>
          </table:table-cell>
          <table:table-cell table:formula="of:=IFERROR(INDEX([$KSBCombined.B:.B];MATCH([.E8];[$KSBCombined.A:.A];0));&quot;&quot;)" office:value-type="string" office:string-value=" Principles of data, including open and public data, administrative data, and research data including the value of external data sources that can be used to enrich internal data. Examples of how business use direct data acquisition to support or augment business operations. "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cell office:value-type="string" calcext:value-type="string">
            <text:p>Practised using open/public data to support learning</text:p>
          </table:table-cell>
        </table:table-row>
        <table:table-row table:style-name="ro7">
          <table:covered-table-cell table:number-columns-repeated="4"/>
          <table:table-cell office:value-type="string" calcext:value-type="string">
            <text:p>S5</text:p>
          </table:table-cell>
          <table:table-cell table:formula="of:=IFERROR(INDEX([$KSBCombined.B:.B];MATCH([.E9];[$KSBCombined.A:.A];0));&quot;&quot;)" office:value-type="string" office:string-value=" Produce and maintain technical documentation explaining the data product, that meets organisational, technical and non-technical user requirements, retaining critical information. " calcext:value-type="string">
            <text:p><text:s/>Produce and maintain technical documentation explaining the data product, that meets organisational, technical and non-technical user requirements, retaining critical information. </text:p>
          </table:table-cell>
          <table:table-cell office:value-type="string" calcext:value-type="string">
            <text:p>Created a data log describing contents, changes and provenance</text:p>
          </table:table-cell>
        </table:table-row>
        <table:table-row table:style-name="ro3">
          <table:table-cell table:style-name="ce2" office:value-type="float" office:value="1.2" calcext:value-type="float">
            <text:p>1.2</text:p>
          </table:table-cell>
          <table:table-cell table:style-name="ce2" office:value-type="string" calcext:value-type="string">
            <text:p>Apply Task 2</text:p>
          </table:table-cell>
          <table:table-cell table:style-name="ce2" office:value-type="string" calcext:value-type="string">
            <text:p>Off The Job Learning</text:p>
          </table:table-cell>
          <table:table-cell table:style-name="ce4" office:value-type="string" calcext:value-type="string">
            <text:p>Shadowing Data Engineer, uploading off the job training journal</text:p>
          </table:table-cell>
          <table:table-cell/>
          <table:table-cell table:formula="of:=IFERROR(INDEX([$KSBCombined.B:.B];MATCH([.E10];[$KSBCombined.A:.A];0));&quot;&quot;)">
            <text:p/>
          </table:table-cell>
          <table:table-cell/>
        </table:table-row>
        <table:table-row table:style-name="ro4">
          <table:table-cell table:style-name="ce2" office:value-type="float" office:value="1.2" calcext:value-type="float" table:number-columns-spanned="1" table:number-rows-spanned="4">
            <text:p>1.2</text:p>
          </table:table-cell>
          <table:table-cell table:style-name="ce1" office:value-type="string" calcext:value-type="string" table:number-columns-spanned="1" table:number-rows-spanned="4">
            <text:p>Apply Task 2 and 3</text:p>
          </table:table-cell>
          <table:table-cell table:style-name="ce2" office:value-type="string" calcext:value-type="string" table:number-columns-spanned="1" table:number-rows-spanned="4">
            <text:p>Off The Job Learning</text:p>
          </table:table-cell>
          <table:table-cell table:style-name="ce1" office:value-type="string" calcext:value-type="string" table:number-columns-spanned="1" table:number-rows-spanned="4">
            <text:p>SQL Database Creation and Normalisation Questions</text:p>
          </table:table-cell>
          <table:table-cell office:value-type="string" calcext:value-type="string">
            <text:p>K1</text:p>
          </table:table-cell>
          <table:table-cell table:formula="of:=IFERROR(INDEX([$KSBCombined.B:.B];MATCH([.E11];[$KSBCombined.A:.A];0));&quot;&quot;)" office:value-type="string" office:string-value=" Processes to monitor and optimise the performance of the availability, management and performance of data product. " calcext:value-type="string">
            <text:p><text:s/>Processes to monitor and optimise the performance of the availability, management and performance of data product. </text:p>
          </table:table-cell>
          <table:table-cell office:value-type="string" calcext:value-type="string">
            <text:p>Evidenced options to better normalise data in example database</text:p>
          </table:table-cell>
        </table:table-row>
        <table:table-row table:style-name="ro5">
          <table:covered-table-cell table:number-columns-repeated="4"/>
          <table:table-cell office:value-type="string" calcext:value-type="string">
            <text:p>K3</text:p>
          </table:table-cell>
          <table:table-cell table:formula="of:=IFERROR(INDEX([$KSBCombined.B:.B];MATCH([.E12];[$KSBCombined.A:.A];0));&quot;&quot;)" office:value-type="string" office:string-value=" Data normalisation principles and the advantages they achieve in databases for data protection, redundancy, and inconsistent dependency. " calcext:value-type="string">
            <text:p><text:s/>Data normalisation principles and the advantages they achieve in databases for data protection, redundancy, and inconsistent dependency. </text:p>
          </table:table-cell>
          <table:table-cell office:value-type="string" calcext:value-type="string">
            <text:p>Evidenced options to better normalise data in example database</text:p>
          </table:table-cell>
        </table:table-row>
        <table:table-row table:style-name="ro4">
          <table:covered-table-cell table:number-columns-repeated="4"/>
          <table:table-cell office:value-type="string" calcext:value-type="string">
            <text:p>K5</text:p>
          </table:table-cell>
          <table:table-cell table:formula="of:=IFERROR(INDEX([$KSBCombined.B:.B];MATCH([.E13];[$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office:value-type="string" calcext:value-type="string">
            <text:p>Evidenced options for changing to type2 database structure to allow for accurate snapshots</text:p>
          </table:table-cell>
        </table:table-row>
        <table:table-row table:style-name="ro4">
          <table:covered-table-cell table:number-columns-repeated="4"/>
          <table:table-cell office:value-type="string" calcext:value-type="string">
            <text:p>K15</text:p>
          </table:table-cell>
          <table:table-cell table:formula="of:=IFERROR(INDEX([$KSBCombined.B:.B];MATCH([.E14];[$KSBCombined.A:.A];0));&quot;&quot;)" office:value-type="string" office:string-value=" Data warehousing principles, including techniques such as star schemas, data lakes, and data marts. " calcext:value-type="string">
            <text:p><text:s/>Data warehousing principles, including techniques such as star schemas, data lakes, and data marts. </text:p>
          </table:table-cell>
          <table:table-cell office:value-type="string" calcext:value-type="string">
            <text:p>Evidenced options to better normalise data in example database,</text:p>
            <text:p>Evidenced options for changing to type2 database structure to allow for accurate snapshots</text:p>
          </table:table-cell>
        </table:table-row>
        <table:table-row table:style-name="ro3">
          <table:table-cell table:style-name="ce6" office:value-type="float" office:value="1.4" calcext:value-type="float">
            <text:p>1.4</text:p>
          </table:table-cell>
          <table:table-cell table:style-name="ce6" office:value-type="string" calcext:value-type="string">
            <text:p>Apply Task </text:p>
          </table:table-cell>
          <table:table-cell table:style-name="ce6" office:value-type="string" calcext:value-type="string">
            <text:p>Off The Job Learning</text:p>
          </table:table-cell>
          <table:table-cell table:style-name="ce6" office:value-type="string" calcext:value-type="string">
            <text:p>UML Use Case Diagram</text:p>
          </table:table-cell>
          <table:table-cell office:value-type="string" calcext:value-type="string">
            <text:p>S12</text:p>
          </table:table-cell>
          <table:table-cell table:formula="of:=IFERROR(INDEX([$KSBCombined.B:.B];MATCH([.E15];[$KSBCombined.A:.A];0));&quot;&quot;)" office:value-type="string" office:string-value=" Maintain a working knowledge of data use cases within organisations. " calcext:value-type="string">
            <text:p><text:s/>Maintain a working knowledge of data use cases within organisations. </text:p>
          </table:table-cell>
          <table:table-cell office:value-type="string" calcext:value-type="string">
            <text:p>Created a UML use case for StaffManager PIT testing</text:p>
          </table:table-cell>
        </table:table-row>
        <table:table-row table:style-name="ro1">
          <table:table-cell table:number-columns-repeated="5"/>
          <table:table-cell table:formula="of:=IFERROR(INDEX([$KSBCombined.B:.B];MATCH([.E16];[$KSBCombined.A:.A];0));&quot;&quot;)">
            <text:p/>
          </table:table-cell>
          <table:table-cell/>
        </table:table-row>
        <table:table-row table:style-name="ro1">
          <table:table-cell table:number-columns-repeated="5"/>
          <table:table-cell table:formula="of:=IFERROR(INDEX([$KSBCombined.B:.B];MATCH([.E17];[$KSBCombined.A:.A];0));&quot;&quot;)">
            <text:p/>
          </table:table-cell>
          <table:table-cell/>
        </table:table-row>
        <table:table-row table:style-name="ro1">
          <table:table-cell table:number-columns-repeated="5"/>
          <table:table-cell table:formula="of:=IFERROR(INDEX([$KSBCombined.B:.B];MATCH([.E18];[$KSBCombined.A:.A];0));&quot;&quot;)">
            <text:p/>
          </table:table-cell>
          <table:table-cell/>
        </table:table-row>
        <table:table-row table:style-name="ro1">
          <table:table-cell table:number-columns-repeated="5"/>
          <table:table-cell table:formula="of:=IFERROR(INDEX([$KSBCombined.B:.B];MATCH([.E19];[$KSBCombined.A:.A];0));&quot;&quot;)">
            <text:p/>
          </table:table-cell>
          <table:table-cell/>
        </table:table-row>
        <table:table-row table:style-name="ro1">
          <table:table-cell table:number-columns-repeated="5"/>
          <table:table-cell table:formula="of:=IFERROR(INDEX([$KSBCombined.B:.B];MATCH([.E20];[$KSBCombined.A:.A];0));&quot;&quot;)">
            <text:p/>
          </table:table-cell>
          <table:table-cell/>
        </table:table-row>
      </table:table>
      <table:table table:name="Knowledge" table:style-name="ta2">
        <table:table-column table:style-name="co4" table:default-cell-style-name="ce15"/>
        <table:table-column table:style-name="co7" table:default-cell-style-name="Default"/>
        <table:table-column table:style-name="co4" table:default-cell-style-name="ce7"/>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cell table:formula="of:=COUNTIF([$Activities.E:.E];[.A1])" office:value-type="float" office:value="1" calcext:value-type="float">
            <text:p>1</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cell table:formula="of:=COUNTIF([$Activities.E:.E];[.A2])" office:value-type="float" office:value="0" calcext:value-type="float">
            <text:p>0</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cell table:formula="of:=COUNTIF([$Activities.E:.E];[.A3])" office:value-type="float" office:value="1" calcext:value-type="float">
            <text:p>1</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cell table:formula="of:=COUNTIF([$Activities.E:.E];[.A4])" office:value-type="float" office:value="1" calcext:value-type="float">
            <text:p>1</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cell table:formula="of:=COUNTIF([$Activities.E:.E];[.A5])" office:value-type="float" office:value="2" calcext:value-type="float">
            <text:p>2</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cell table:formula="of:=COUNTIF([$Activities.E:.E];[.A6])" office:value-type="float" office:value="0" calcext:value-type="float">
            <text:p>0</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cell table:formula="of:=COUNTIF([$Activities.E:.E];[.A7])" office:value-type="float" office:value="0" calcext:value-type="float">
            <text:p>0</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cell table:formula="of:=COUNTIF([$Activities.E:.E];[.A8])" office:value-type="float" office:value="0" calcext:value-type="float">
            <text:p>0</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cell table:formula="of:=COUNTIF([$Activities.E:.E];[.A9])" office:value-type="float" office:value="0" calcext:value-type="float">
            <text:p>0</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cell table:formula="of:=COUNTIF([$Activities.E:.E];[.A10])" office:value-type="float" office:value="0" calcext:value-type="float">
            <text:p>0</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cell table:formula="of:=COUNTIF([$Activities.E:.E];[.A11])" office:value-type="float" office:value="1" calcext:value-type="float">
            <text:p>1</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cell table:formula="of:=COUNTIF([$Activities.E:.E];[.A12])" office:value-type="float" office:value="0" calcext:value-type="float">
            <text:p>0</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cell table:formula="of:=COUNTIF([$Activities.E:.E];[.A13])" office:value-type="float" office:value="0" calcext:value-type="float">
            <text:p>0</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cell table:formula="of:=COUNTIF([$Activities.E:.E];[.A14])" office:value-type="float" office:value="0" calcext:value-type="float">
            <text:p>0</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cell table:formula="of:=COUNTIF([$Activities.E:.E];[.A15])" office:value-type="float" office:value="1" calcext:value-type="float">
            <text:p>1</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cell table:formula="of:=COUNTIF([$Activities.E:.E];[.A16])" office:value-type="float" office:value="1" calcext:value-type="float">
            <text:p>1</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cell table:formula="of:=COUNTIF([$Activities.E:.E];[.A17])" office:value-type="float" office:value="0" calcext:value-type="float">
            <text:p>0</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cell table:formula="of:=COUNTIF([$Activities.E:.E];[.A18])" office:value-type="float" office:value="0" calcext:value-type="float">
            <text:p>0</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cell table:formula="of:=COUNTIF([$Activities.E:.E];[.A19])" office:value-type="float" office:value="0" calcext:value-type="float">
            <text:p>0</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cell table:formula="of:=COUNTIF([$Activities.E:.E];[.A20])" office:value-type="float" office:value="0" calcext:value-type="float">
            <text:p>0</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cell table:formula="of:=COUNTIF([$Activities.E:.E];[.A21])" office:value-type="float" office:value="0" calcext:value-type="float">
            <text:p>0</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cell table:formula="of:=COUNTIF([$Activities.E:.E];[.A22])" office:value-type="float" office:value="0" calcext:value-type="float">
            <text:p>0</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cell table:formula="of:=COUNTIF([$Activities.E:.E];[.A23])" office:value-type="float" office:value="0" calcext:value-type="float">
            <text:p>0</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cell table:formula="of:=COUNTIF([$Activities.E:.E];[.A24])" office:value-type="float" office:value="0" calcext:value-type="float">
            <text:p>0</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cell table:formula="of:=COUNTIF([$Activities.E:.E];[.A25])" office:value-type="float" office:value="0" calcext:value-type="float">
            <text:p>0</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cell table:formula="of:=COUNTIF([$Activities.E:.E];[.A26])" office:value-type="float" office:value="0" calcext:value-type="float">
            <text:p>0</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cell table:formula="of:=COUNTIF([$Activities.E:.E];[.A27])" office:value-type="float" office:value="0" calcext:value-type="float">
            <text:p>0</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cell table:formula="of:=COUNTIF([$Activities.E:.E];[.A28])" office:value-type="float" office:value="1" calcext:value-type="float">
            <text:p>1</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cell table:formula="of:=COUNTIF([$Activities.E:.E];[.A29])" office:value-type="float" office:value="0" calcext:value-type="float">
            <text:p>0</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cell table:formula="of:=COUNTIF([$Activities.E:.E];[.A30])" office:value-type="float" office:value="0" calcext:value-type="float">
            <text:p>0</text:p>
          </table:table-cell>
        </table:table-row>
        <calcext:conditional-formats>
          <calcext:conditional-format calcext:target-range-address="Knowledge.C1:Knowledge.C30">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Skills" table:style-name="ta3">
        <table:table-column table:style-name="co4" table:default-cell-style-name="ce15"/>
        <table:table-column table:style-name="co8" table:default-cell-style-name="Default"/>
        <table:table-column table:style-name="co4" table:default-cell-style-name="ce13"/>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cell table:formula="of:=COUNTIF([$Activities.E:.E];[.A1])" office:value-type="float" office:value="1" calcext:value-type="float">
            <text:p>1</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cell table:formula="of:=COUNTIF([$Activities.E:.E];[.A2])" office:value-type="float" office:value="0" calcext:value-type="float">
            <text:p>0</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cell table:formula="of:=COUNTIF([$Activities.E:.E];[.A3])" office:value-type="float" office:value="0" calcext:value-type="float">
            <text:p>0</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cell table:formula="of:=COUNTIF([$Activities.E:.E];[.A4])" office:value-type="float" office:value="0" calcext:value-type="float">
            <text:p>0</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cell table:formula="of:=COUNTIF([$Activities.E:.E];[.A5])" office:value-type="float" office:value="1" calcext:value-type="float">
            <text:p>1</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cell table:formula="of:=COUNTIF([$Activities.E:.E];[.A6])" office:value-type="float" office:value="0" calcext:value-type="float">
            <text:p>0</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cell table:formula="of:=COUNTIF([$Activities.E:.E];[.A7])" office:value-type="float" office:value="0" calcext:value-type="float">
            <text:p>0</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cell table:formula="of:=COUNTIF([$Activities.E:.E];[.A8])" office:value-type="float" office:value="0" calcext:value-type="float">
            <text:p>0</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cell table:formula="of:=COUNTIF([$Activities.E:.E];[.A9])" office:value-type="float" office:value="0" calcext:value-type="float">
            <text:p>0</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cell table:formula="of:=COUNTIF([$Activities.E:.E];[.A10])" office:value-type="float" office:value="0" calcext:value-type="float">
            <text:p>0</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cell table:formula="of:=COUNTIF([$Activities.E:.E];[.A11])" office:value-type="float" office:value="0" calcext:value-type="float">
            <text:p>0</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cell table:formula="of:=COUNTIF([$Activities.E:.E];[.A12])" office:value-type="float" office:value="1" calcext:value-type="float">
            <text:p>1</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cell table:formula="of:=COUNTIF([$Activities.E:.E];[.A13])" office:value-type="float" office:value="0" calcext:value-type="float">
            <text:p>0</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cell table:formula="of:=COUNTIF([$Activities.E:.E];[.A14])" office:value-type="float" office:value="0" calcext:value-type="float">
            <text:p>0</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cell table:formula="of:=COUNTIF([$Activities.E:.E];[.A15])" office:value-type="float" office:value="0" calcext:value-type="float">
            <text:p>0</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cell table:formula="of:=COUNTIF([$Activities.E:.E];[.A16])" office:value-type="float" office:value="0" calcext:value-type="float">
            <text:p>0</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cell table:formula="of:=COUNTIF([$Activities.E:.E];[.A17])" office:value-type="float" office:value="0" calcext:value-type="float">
            <text:p>0</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cell table:formula="of:=COUNTIF([$Activities.E:.E];[.A18])" office:value-type="float" office:value="0" calcext:value-type="float">
            <text:p>0</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cell table:formula="of:=COUNTIF([$Activities.E:.E];[.A19])" office:value-type="float" office:value="0" calcext:value-type="float">
            <text:p>0</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cell table:formula="of:=COUNTIF([$Activities.E:.E];[.A20])" office:value-type="float" office:value="0" calcext:value-type="float">
            <text:p>0</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cell table:formula="of:=COUNTIF([$Activities.E:.E];[.A21])" office:value-type="float" office:value="0" calcext:value-type="float">
            <text:p>0</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cell table:formula="of:=COUNTIF([$Activities.E:.E];[.A22])" office:value-type="float" office:value="0" calcext:value-type="float">
            <text:p>0</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cell table:formula="of:=COUNTIF([$Activities.E:.E];[.A23])" office:value-type="float" office:value="0" calcext:value-type="float">
            <text:p>0</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cell table:formula="of:=COUNTIF([$Activities.E:.E];[.A24])" office:value-type="float" office:value="0" calcext:value-type="float">
            <text:p>0</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cell table:formula="of:=COUNTIF([$Activities.E:.E];[.A25])" office:value-type="float" office:value="0" calcext:value-type="float">
            <text:p>0</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cell table:formula="of:=COUNTIF([$Activities.E:.E];[.A26])" office:value-type="float" office:value="0" calcext:value-type="float">
            <text:p>0</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cell table:formula="of:=COUNTIF([$Activities.E:.E];[.A27])" office:value-type="float" office:value="0" calcext:value-type="float">
            <text:p>0</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cell table:formula="of:=COUNTIF([$Activities.E:.E];[.A28])" office:value-type="float" office:value="0" calcext:value-type="float">
            <text:p>0</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cell table:formula="of:=COUNTIF([$Activities.E:.E];[.A29])" office:value-type="float" office:value="1" calcext:value-type="float">
            <text:p>1</text:p>
          </table:table-cell>
        </table:table-row>
        <calcext:conditional-formats>
          <calcext:conditional-format calcext:target-range-address="Skills.C1:Skills.C29">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Behaviours" table:style-name="ta4">
        <table:table-column table:style-name="co4" table:default-cell-style-name="ce15"/>
        <table:table-column table:style-name="co9" table:default-cell-style-name="Default"/>
        <table:table-column table:style-name="co4" table:default-cell-style-name="ce14"/>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cell table:formula="of:=COUNTIF([$Activities.E:.E];[.A1])" office:value-type="float" office:value="0" calcext:value-type="float">
            <text:p>0</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cell table:formula="of:=COUNTIF([$Activities.E:.E];[.A2])" office:value-type="float" office:value="0" calcext:value-type="float">
            <text:p>0</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cell table:formula="of:=COUNTIF([$Activities.E:.E];[.A3])" office:value-type="float" office:value="0" calcext:value-type="float">
            <text:p>0</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cell table:formula="of:=COUNTIF([$Activities.E:.E];[.A4])" office:value-type="float" office:value="0" calcext:value-type="float">
            <text:p>0</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cell table:formula="of:=COUNTIF([$Activities.E:.E];[.A5])" office:value-type="float" office:value="0" calcext:value-type="float">
            <text:p>0</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cell table:formula="of:=COUNTIF([$Activities.E:.E];[.A6])" office:value-type="float" office:value="0" calcext:value-type="float">
            <text:p>0</text:p>
          </table:table-cell>
        </table:table-row>
        <calcext:conditional-formats>
          <calcext:conditional-format calcext:target-range-address="Behaviours.C1:Behaviours.C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KSBCombined" table:style-name="ta5">
        <table:table-column table:style-name="co4" table:default-cell-style-name="ce15"/>
        <table:table-column table:style-name="co4" table:default-cell-style-name="Default"/>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row>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row>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0">00/00/0000</text:date>, <text:time style:data-style-name="N2" text:time-value="08:41:33.44841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2T12:14:16.516000000</meta:creation-date>
    <dc:date>2025-07-30T09:13:34.084843500</dc:date>
    <meta:editing-duration>PT47M26S</meta:editing-duration>
    <meta:editing-cycles>5</meta:editing-cycles>
    <meta:generator>LibreOffice/25.2.4.3$Windows_X86_64 LibreOffice_project/33e196637044ead23f5c3226cde09b47731f7e27</meta:generator>
    <meta:document-statistic meta:table-count="5" meta:cell-count="401" meta:object-count="0"/>
  </office:meta>
</office:document-meta>
</file>